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32000000258E080B12F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s-novelty-title">
      <style:graphic-properties draw:auto-grow-height="true" fo:min-height="3.506cm"/>
    </style:style>
    <style:style style:name="pr2" style:family="presentation" style:parent-style-name="prs-novelty-notes">
      <style:graphic-properties draw:fill-color="#ffffff" draw:auto-grow-height="true" fo:min-height="11.409cm"/>
    </style:style>
    <style:style style:name="pr3" style:family="presentation" style:parent-style-name="prs-novelty-title">
      <style:graphic-properties fo:min-height="3.506cm"/>
    </style:style>
    <style:style style:name="pr4" style:family="presentation" style:parent-style-name="prs-novelty-outline1">
      <style:graphic-properties fo:min-height="13.23cm"/>
    </style:style>
    <style:style style:name="pr5" style:family="presentation" style:parent-style-name="prs-novelty-notes">
      <style:graphic-properties draw:fill-color="#ffffff" fo:min-height="11.409cm"/>
    </style:style>
    <style:style style:name="P1" style:family="paragraph">
      <style:text-properties fo:font-size="66pt" style:font-size-asian="66pt" style:font-style-asian="italic" style:font-weight-asian="bold" style:font-size-complex="24pt"/>
    </style:style>
    <style:style style:name="P2" style:family="paragraph">
      <style:text-properties fo:font-size="24pt" style:font-size-asian="24pt" style:font-style-asian="italic" style:font-weight-asian="bold" style:font-size-complex="24pt"/>
    </style:style>
    <style:style style:name="P3" style:family="paragraph">
      <style:text-properties fo:color="#99284c" fo:font-size="24pt" style:font-size-asian="24pt" style:font-size-complex="24pt"/>
    </style:style>
    <style:style style:name="P4" style:family="paragraph">
      <style:text-properties fo:font-size="26pt" style:font-family-asian="黑体" style:font-style-name-asian="粗斜体" style:font-family-generic-asian="modern" style:font-pitch-asian="fixed" style:font-size-asian="26pt" style:font-style-asian="italic" style:font-weight-asian="bold" style:font-size-complex="24pt"/>
    </style:style>
    <style:style style:name="P5" style:family="paragraph">
      <style:text-properties style:font-size-asian="24pt"/>
    </style:style>
    <style:style style:name="P6" style:family="paragraph">
      <style:text-properties fo:font-size="36pt" style:font-size-asian="36pt" style:font-style-asian="italic" style:font-weight-asian="bold" style:font-size-complex="24pt"/>
    </style:style>
    <style:style style:name="P7" style:family="paragraph">
      <style:text-properties fo:color="#99284c" fo:font-size="24pt" style:font-family-asian="仿宋" style:font-style-name-asian="标准" style:font-family-generic-asian="modern" style:font-pitch-asian="fixed" style:font-size-asian="24pt" style:font-size-complex="24pt"/>
    </style:style>
    <style:style style:name="T1" style:family="text">
      <style:text-properties fo:font-size="66pt" style:font-size-asian="66pt" style:font-style-asian="italic" style:font-weight-asian="bold" style:font-size-complex="24pt"/>
    </style:style>
    <style:style style:name="T2" style:family="text">
      <style:text-properties fo:font-size="24pt" style:font-size-asian="24pt" style:font-style-asian="italic" style:font-weight-asian="bold" style:font-size-complex="24pt"/>
    </style:style>
    <style:style style:name="T3" style:family="text">
      <style:text-properties fo:color="#99284c" fo:font-size="24pt" style:font-size-asian="24pt" style:font-size-complex="24pt"/>
    </style:style>
    <style:style style:name="T4" style:family="text">
      <style:text-properties fo:color="#99284c" fo:font-size="24pt" style:font-family-asian="楷体" style:font-style-name-asian="标准" style:font-family-generic-asian="modern" style:font-pitch-asian="fixed" style:font-size-asian="24pt" style:font-size-complex="24pt"/>
    </style:style>
    <style:style style:name="T5" style:family="text">
      <style:text-properties fo:color="#99284c" fo:font-size="26pt" style:font-family-asian="黑体" style:font-style-name-asian="粗斜体" style:font-family-generic-asian="modern" style:font-pitch-asian="fixed" style:font-size-asian="26pt" style:font-style-asian="italic" style:font-weight-asian="bold" style:font-size-complex="24pt"/>
    </style:style>
    <style:style style:name="T6" style:family="text">
      <style:text-properties fo:color="#99284c" fo:font-size="22pt" style:font-size-asian="22pt" style:font-size-complex="24pt"/>
    </style:style>
    <style:style style:name="T7" style:family="text">
      <style:text-properties fo:font-size="36pt" style:font-size-asian="36pt" style:font-style-asian="italic" style:font-weight-asian="bold" style:font-size-complex="24pt"/>
    </style:style>
    <style:style style:name="T8" style:family="text">
      <style:text-properties fo:color="#99284c" fo:font-size="26pt" style:font-family-asian="仿宋" style:font-style-name-asian="标准" style:font-family-generic-asian="modern" style:font-pitch-asian="fixed" style:font-size-asian="26pt" style:font-size-complex="24pt"/>
    </style:style>
    <style:style style:name="T9" style:family="text">
      <style:text-properties fo:color="#99284c" fo:font-size="18pt" style:font-family-asian="仿宋" style:font-style-name-asian="标准" style:font-family-generic-asian="modern" style:font-pitch-asian="fixed" style:font-size-asian="18pt" style:font-size-complex="24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novelty" presentation:presentation-page-layout-name="AL1T0">
        <draw:frame presentation:style-name="pr1" draw:text-style-name="P1" draw:layer="layout" svg:width="23.911cm" svg:height="3.506cm" svg:x="1.821cm" svg:y="7.442cm" presentation:class="title" presentation:user-transformed="true">
          <draw:text-box>
            <text:p><text:span text:style-name="T1">Plask</text:span><text:span text:style-name="T1">简介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prs-novelty" presentation:presentation-page-layout-name="AL2T1">
        <draw:frame presentation:style-name="pr3" draw:text-style-name="P2" draw:layer="layout" svg:width="23.911cm" svg:height="3.506cm" svg:x="2.058cm" svg:y="1.943cm" presentation:class="title">
          <draw:text-box>
            <text:p><text:span text:style-name="T2">什么是</text:span><text:span text:style-name="T2">plask</text:span></text:p>
          </draw:text-box>
        </draw:frame>
        <draw:frame presentation:style-name="pr4" draw:text-style-name="P3" draw:layer="layout" svg:width="23.384cm" svg:height="13.23cm" svg:x="2.285cm" svg:y="5.938cm" presentation:class="outline" presentation:user-transformed="true">
          <draw:text-box>
            <text:list text:style-name="L2">
              <text:list-item>
                <text:p><text:span text:style-name="T3">一个</text:span><text:span text:style-name="T3">web</text:span><text:span text:style-name="T3">开发框架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4">快速开发</text:span></text:p>
                      </text:list-item>
                      <text:list-item>
                        <text:p><text:span text:style-name="T4">轻美术、重程序</text:span></text:p>
                      </text:list-item>
                      <text:list-item>
                        <text:p><text:span text:style-name="T4">和现有的</text:span><text:span text:style-name="T4">web</text:span><text:span text:style-name="T4">开发框架不同基于</text:span><text:span text:style-name="T4">codegen</text:span><text:span text:style-name="T4">实现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3">基于</text:span><text:span text:style-name="T3">python/Flask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4">快速开发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3">对</text:span><text:span text:style-name="T3">html</text:span><text:span text:style-name="T3">元素模块化的封装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4">以</text:span><text:span text:style-name="T4">python</text:span><text:span text:style-name="T4">类的形式对应</text:span><text:span text:style-name="T4">html</text:span><text:span text:style-name="T4">中的控件元素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3">自动生成前后端代码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4">类似</text:span><text:span text:style-name="T4">MFC</text:span><text:span text:style-name="T4">的编程体验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3"/>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prs-novelty" presentation:presentation-page-layout-name="AL2T1">
        <draw:frame presentation:style-name="pr3" draw:text-style-name="P4" draw:layer="layout" svg:width="23.911cm" svg:height="3.506cm" svg:x="1.985cm" svg:y="1.943cm" presentation:class="title" presentation:user-transformed="true">
          <draw:text-box>
            <text:list text:style-name="L1">
              <text:list-header>
                <text:p><text:span text:style-name="T5">plask</text:span><text:span text:style-name="T5">做了什么</text:span></text:p>
              </text:list-header>
            </text:list>
          </draw:text-box>
        </draw:frame>
        <draw:frame presentation:style-name="pr4" draw:text-style-name="P3" draw:layer="layout" svg:width="23.384cm" svg:height="13.23cm" svg:x="2.285cm" svg:y="5.938cm" presentation:class="outline" presentation:user-transformed="true">
          <draw:text-box>
            <text:list text:style-name="L2">
              <text:list-item>
                <text:p><text:span text:style-name="T3">plask</text:span><text:span text:style-name="T3">中的控件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6">对</text:span><text:span text:style-name="T6">html</text:span><text:span text:style-name="T6">元素的封装</text:span></text:p>
                        <text:list>
                          <text:list-item>
                            <text:p><text:span text:style-name="T6">Link/audio/video/p/button/div</text:span><text:span text:style-name="T6">等</text:span></text:p>
                          </text:list-item>
                          <text:list-item>
                            <text:p><text:span text:style-name="T6">对</text:span><text:span text:style-name="T6">CSS</text:span><text:span text:style-name="T6">风格的封装</text:span></text:p>
                          </text:list-item>
                          <text:list-item>
                            <text:p><text:span text:style-name="T6">对</text:span><text:span text:style-name="T6">js dom</text:span><text:span text:style-name="T6">的操作</text:span></text:p>
                          </text:list-item>
                        </text:list>
                      </text:list-item>
                      <text:list-item>
                        <text:p><text:span text:style-name="T6">对</text:span><text:span text:style-name="T6">flask</text:span><text:span text:style-name="T6">的封装</text:span></text:p>
                      </text:list-item>
                      <text:list-item>
                        <text:p><text:span text:style-name="T6">以事件的方式封装</text:span><text:span text:style-name="T6">html</text:span><text:span text:style-name="T6">的</text:span><text:span text:style-name="T6">ev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prs-novelty" presentation:presentation-page-layout-name="AL2T1">
        <draw:frame presentation:style-name="pr3" draw:text-style-name="P6" draw:layer="layout" svg:width="23.911cm" svg:height="3.506cm" svg:x="2.058cm" svg:y="1.943cm" presentation:class="title" presentation:user-transformed="true">
          <draw:text-box>
            <text:p><text:span text:style-name="T7">使用</text:span><text:span text:style-name="T7">plask</text:span><text:span text:style-name="T7">编程</text:span></text:p>
          </draw:text-box>
        </draw:frame>
        <draw:frame presentation:style-name="pr4" draw:text-style-name="P7" draw:layer="layout" svg:width="23.384cm" svg:height="13.23cm" svg:x="2.285cm" svg:y="5.938cm" presentation:class="outline" presentation:user-transformed="true">
          <draw:text-box>
            <text:list text:style-name="L2">
              <text:list-item>
                <text:p><text:span text:style-name="T8">创建一个空白页面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9">from plask import *</text:span></text:p>
                        <text:p><text:span text:style-name="T9">app = plaskapp('0.0.0.0', 5000)</text:span></text:p>
                        <text:p><text:span text:style-name="T9">app.run()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8">Hello World</text:span><text:span text:style-name="T8">！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9">from plask import *</text:span></text:p>
                        <text:p><text:span text:style-name="T9">app = plaskapp('0.0.0.0', 5000)</text:span></text:p>
                        <text:p><text:span text:style-name="T9">p=pypage('Hello World','</text:span><text:span text:style-name="T9"><text:a xlink:href="http://127.0.0.1:5000/',pyhtmlstyle.margin_auto">http://127.0.0.1:5000/',pyhtmlstyle.margin_auto</text:a></text:span><text:span text:style-name="T9">)</text:span></text:p>
                        <text:p><text:span text:style-name="T9">title = pytext('id' 'hello world', pyhtmlstyle.float_left, praframe)</text:span></text:p>
                        <text:p><text:span text:style-name="T9">app.run()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prs-novelty" presentation:presentation-page-layout-name="AL2T1">
        <draw:frame presentation:style-name="pr3" draw:text-style-name="P2" draw:layer="layout" svg:width="23.911cm" svg:height="3.506cm" svg:x="2.058cm" svg:y="1.943cm" presentation:class="title">
          <draw:text-box>
            <text:p><text:span text:style-name="T2">使用</text:span><text:span text:style-name="T2">plask</text:span><text:span text:style-name="T2">创建一个网站</text:span></text:p>
          </draw:text-box>
        </draw:frame>
        <draw:frame presentation:style-name="pr4" draw:text-style-name="P3" draw:layer="layout" svg:width="23.384cm" svg:height="13.23cm" svg:x="2.285cm" svg:y="5.938cm" presentation:class="outline" presentation:user-transformed="true">
          <draw:text-box>
            <text:list text:style-name="L2">
              <text:list-item>
                <text:p><text:span text:style-name="T3">使用</text:span><text:span text:style-name="T3">plask</text:span><text:span text:style-name="T3">创建上个</text:span><text:span text:style-name="T3">PPT</text:span><text:span text:style-name="T3">中的简单网站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ccccff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prs-novelty" style:page-layout-name="PM1" draw:style-name="Mdp2">
      <draw:frame draw:style-name="Mgr3" draw:text-style-name="MP4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27T12:54:16.84</meta:creation-date>
    <meta:editing-duration>PT6H10M26S</meta:editing-duration>
    <meta:editing-cycles>67</meta:editing-cycles>
    <dc:date>2015-10-07T19:25:25</dc:date>
    <meta:generator>OpenOffice.org/3.4.1$Win32 OpenOffice.org_project/341m1$Build-9593</meta:generator>
    <meta:document-statistic meta:object-count="45"/>
  </office:meta>
</office:document-meta>
</file>